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.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21.5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text-properties fo:font-size="20pt"/>
    </style:style>
    <style:style style:name="T1" style:family="text">
      <style:text-properties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.5cm" svg:x="0cm" svg:y="0cm" presentation:class="title" presentation:user-transformed="true">
          <draw:text-box>
            <text:p text:style-name="P1"><text:span text:style-name="T1">Miłość Twa</text:span><text:span text:style-name="T1"><text:line-break/></text:span><text:span text:style-name="T1">od najwyższych gór wyższa jest</text:span><text:span text:style-name="T1"><text:line-break/></text:span><text:span text:style-name="T1">Wielka jest</text:span><text:span text:style-name="T1"><text:line-break/></text:span><text:span text:style-name="T1">wierność Twa,</text:span><text:span text:style-name="T1"><text:line-break/></text:span><text:span text:style-name="T1">do nieba sięga wzwyż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2" draw:layer="layout" svg:width="28cm" svg:height="21.502cm" svg:x="0cm" svg:y="0.098cm" presentation:class="title" presentation:user-transformed="true">
          <draw:text-box>
            <text:p text:style-name="P1"><text:span text:style-name="T1">Miłość Twa</text:span><text:span text:style-name="T1"><text:line-break/></text:span><text:span text:style-name="T1">głębsza niż ocean</text:span><text:span text:style-name="T1"><text:line-break/></text:span><text:span text:style-name="T1">bez dna.</text:span><text:span text:style-name="T1"><text:line-break/></text:span><text:span text:style-name="T1">Wielka jest</text:span><text:span text:style-name="T1"><text:line-break/></text:span><text:span text:style-name="T1">wierność Twa,</text:span><text:span text:style-name="T1"><text:line-break/></text:span><text:span text:style-name="T1">gdy do mnie zniżasz się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Akordy" style:family="graphic">
      <style:paragraph-properties style:text-autospace="none"/>
      <style:text-properties fo:font-size="24.7000007629395pt" fo:language="zxx" fo:country="none" fo:font-weight="bold" style:language-asian="zxx" style:country-asian="none" style:font-size-complex="21.2000007629395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Maciej Wojtowicz</meta:initial-creator>
    <meta:creation-date>2006-02-28T16:58:50</meta:creation-date>
    <dc:date>2013-11-05T18:51:55.27</dc:date>
    <dc:language>pl-PL</dc:language>
    <meta:editing-cycles>15</meta:editing-cycles>
    <meta:editing-duration>PT16M40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